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2.637cm" style:rel-column-width="10802*"/>
    </style:style>
    <style:style style:name="Table1.B" style:family="table-column">
      <style:table-column-properties style:column-width="2.672cm" style:rel-column-width="10946*"/>
    </style:style>
    <style:style style:name="Table1.F" style:family="table-column">
      <style:table-column-properties style:column-width="2.674cm" style:rel-column-width="10949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none" fo:border-top="none" fo:border-bottom="0.25pt solid #000000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2.508cm" style:rel-column-width="10272*"/>
    </style:style>
    <style:style style:name="Tabella7.B" style:family="table-column">
      <style:table-column-properties style:column-width="2.699cm" style:rel-column-width="11052*"/>
    </style:style>
    <style:style style:name="Tabella7.F" style:family="table-column">
      <style:table-column-properties style:column-width="2.699cm" style:rel-column-width="11055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7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7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7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1.995cm" style:rel-column-width="8170*"/>
    </style:style>
    <style:style style:name="Table2.B" style:family="table-column">
      <style:table-column-properties style:column-width="3.808cm" style:rel-column-width="15596*"/>
    </style:style>
    <style:style style:name="Table2.C" style:family="table-column">
      <style:table-column-properties style:column-width="2.039cm" style:rel-column-width="8350*"/>
    </style:style>
    <style:style style:name="Table2.E" style:family="table-column">
      <style:table-column-properties style:column-width="2.041cm" style:rel-column-width="8358*"/>
    </style:style>
    <style:style style:name="Table2.G" style:family="table-column">
      <style:table-column-properties style:column-width="2.041cm" style:rel-column-width="8361*"/>
    </style:style>
    <style:style style:name="Table2.1" style:family="table-row">
      <style:table-row-properties style:min-row-height="0.64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2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2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none" fo:border-top="none" fo:border-bottom="0.25pt solid #000000"/>
    </style:style>
    <style:style style:name="Table2.C3" style:family="table-cell">
      <style:table-cell-properties fo:padding="0.097cm" fo:border-left="0.25pt solid #000000" fo:border-right="none" fo:border-top="none" fo:border-bottom="0.25pt solid #000000"/>
    </style:style>
    <style:style style:name="Table2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none" fo:border-top="none" fo:border-bottom="0.25pt solid #000000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none" fo:border-top="none" fo:border-bottom="0.25pt solid #000000"/>
    </style:style>
    <style:style style:name="Table2.C5" style:family="table-cell">
      <style:table-cell-properties fo:padding="0.097cm" fo:border-left="0.25pt solid #000000" fo:border-right="none" fo:border-top="none" fo:border-bottom="0.25pt solid #000000"/>
    </style:style>
    <style:style style:name="Table2.E5" style:family="table-cell">
      <style:table-cell-properties fo:padding="0.097cm" fo:border-left="0.25pt solid #000000" fo:border-right="none" fo:border-top="none" fo:border-bottom="0.25pt solid #000000"/>
    </style:style>
    <style:style style:name="Table2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none" fo:border-top="none" fo:border-bottom="0.25pt solid #000000"/>
    </style:style>
    <style:style style:name="Table2.C6" style:family="table-cell">
      <style:table-cell-properties fo:padding="0.097cm" fo:border-left="0.25pt solid #000000" fo:border-right="none" fo:border-top="none" fo:border-bottom="0.25pt solid #000000"/>
    </style:style>
    <style:style style:name="Table2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none" fo:border-top="none" fo:border-bottom="0.25pt solid #000000"/>
    </style:style>
    <style:style style:name="Table2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3.2cm" style:rel-column-width="13104*"/>
    </style:style>
    <style:style style:name="Table3.B" style:family="table-column">
      <style:table-column-properties style:column-width="2.79cm" style:rel-column-width="11428*"/>
    </style:style>
    <style:style style:name="Table3.C" style:family="table-column">
      <style:table-column-properties style:column-width="4.216cm" style:rel-column-width="17265*"/>
    </style:style>
    <style:style style:name="Table3.D" style:family="table-column">
      <style:table-column-properties style:column-width="2.595cm" style:rel-column-width="10626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style:min-row-height="0.649cm"/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E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4.001cm" style:rel-column-width="16383*"/>
    </style:style>
    <style:style style:name="Table4.D" style:family="table-column">
      <style:table-column-properties style:column-width="4.001cm" style:rel-column-width="16386*"/>
    </style:style>
    <style:style style:name="Table4.1" style:family="table-row">
      <style:table-row-properties style:min-row-height="0.649cm"/>
    </style:style>
    <style:style style:name="Table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002cm" fo:margin-top="0cm" fo:margin-bottom="0cm" table:align="margins" fo:keep-with-next="always" style:may-break-between-rows="false"/>
    </style:style>
    <style:style style:name="Table5.A" style:family="table-column">
      <style:table-column-properties style:column-width="2.667cm" style:rel-column-width="10922*"/>
    </style:style>
    <style:style style:name="Table5.F" style:family="table-column">
      <style:table-column-properties style:column-width="2.667cm" style:rel-column-width="10925*"/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5.A3" style:family="table-cell">
      <style:table-cell-properties fo:padding="0.097cm" fo:border-left="0.25pt solid #000000" fo:border-right="none" fo:border-top="none" fo:border-bottom="0.25pt solid #000000"/>
    </style:style>
    <style:style style:name="Table5.B3" style:family="table-cell">
      <style:table-cell-properties fo:padding="0.097cm" fo:border-left="0.25pt solid #000000" fo:border-right="none" fo:border-top="none" fo:border-bottom="0.25pt solid #000000"/>
    </style:style>
    <style:style style:name="Table5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4" style:family="table-cell">
      <style:table-cell-properties fo:padding="0.097cm" fo:border-left="0.25pt solid #000000" fo:border-right="none" fo:border-top="none" fo:border-bottom="0.25pt solid #000000"/>
    </style:style>
    <style:style style:name="Table5.B4" style:family="table-cell">
      <style:table-cell-properties fo:padding="0.097cm" fo:border-left="0.25pt solid #000000" fo:border-right="none" fo:border-top="none" fo:border-bottom="0.25pt solid #000000"/>
    </style:style>
    <style:style style:name="Table5.D4" style:family="table-cell">
      <style:table-cell-properties fo:padding="0.097cm" fo:border-left="0.25pt solid #000000" fo:border-right="none" fo:border-top="none" fo:border-bottom="0.25pt solid #000000"/>
    </style:style>
    <style:style style:name="Table5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3" style:family="table-cell">
      <style:table-cell-properties fo:padding="0.097cm" fo:border-left="0.25pt solid #000000" fo:border-right="none" fo:border-top="none" fo:border-bottom="0.25pt solid #000000"/>
    </style:style>
    <style:style style:name="Table6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4" style:family="table-cell">
      <style:table-cell-properties fo:padding="0.097cm" fo:border-left="0.25pt solid #000000" fo:border-right="none" fo:border-top="none" fo:border-bottom="0.25pt solid #000000"/>
    </style:style>
    <style:style style:name="Table6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6" style:family="table-cell">
      <style:table-cell-properties fo:padding="0.097cm" fo:border-left="0.25pt solid #000000" fo:border-right="none" fo:border-top="none" fo:border-bottom="0.25pt solid #000000"/>
    </style:style>
    <style:style style:name="Table6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7" style:family="table-cell">
      <style:table-cell-properties fo:padding="0.097cm" fo:border-left="0.25pt solid #000000" fo:border-right="none" fo:border-top="none" fo:border-bottom="0.25pt solid #000000"/>
    </style:style>
    <style:style style:name="Table6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8" style:family="table-cell">
      <style:table-cell-properties fo:padding="0.097cm" fo:border-left="0.25pt solid #000000" fo:border-right="none" fo:border-top="none" fo:border-bottom="0.25pt solid #000000"/>
    </style:style>
    <style:style style:name="Table6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9" style:family="table-cell">
      <style:table-cell-properties fo:padding="0.097cm" fo:border-left="0.25pt solid #000000" fo:border-right="none" fo:border-top="none" fo:border-bottom="0.25pt solid #000000"/>
    </style:style>
    <style:style style:name="Table6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0" style:family="table-cell">
      <style:table-cell-properties fo:padding="0.097cm" fo:border-left="0.25pt solid #000000" fo:border-right="none" fo:border-top="none" fo:border-bottom="0.25pt solid #000000"/>
    </style:style>
    <style:style style:name="Table6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uto_20_tabella_20_centrato">
      <style:text-properties style:use-window-font-color="true" loext:opacity="0%" style:font-name="Liberation Sans1" fo:font-size="9pt" officeooo:rsid="0018217d" officeooo:paragraph-rsid="00799e48" style:font-size-asian="10.5pt"/>
    </style:style>
    <style:style style:name="P5" style:family="paragraph" style:parent-style-name="Contenuto_20_tabella_20_centrato">
      <style:text-properties officeooo:rsid="0115d4e0" officeooo:paragraph-rsid="00799e48"/>
    </style:style>
    <style:style style:name="P6" style:family="paragraph" style:parent-style-name="Contenuto_20_tabella_20_centrato">
      <style:text-properties officeooo:rsid="0119c3d3" officeooo:paragraph-rsid="00799e48"/>
    </style:style>
    <style:style style:name="P7" style:family="paragraph" style:parent-style-name="Contenuto_20_tabella_20_centrato">
      <style:text-properties officeooo:rsid="011bb96b" officeooo:paragraph-rsid="00799e48"/>
    </style:style>
    <style:style style:name="P8" style:family="paragraph" style:parent-style-name="Contenuto_20_tabella_20_centrato">
      <style:text-properties officeooo:rsid="01215c3c" officeooo:paragraph-rsid="00799e48"/>
    </style:style>
    <style:style style:name="P9" style:family="paragraph" style:parent-style-name="Contenuto_20_tabella_20_centrato">
      <style:text-properties officeooo:rsid="011d62dc" officeooo:paragraph-rsid="00799e48"/>
    </style:style>
    <style:style style:name="P10" style:family="paragraph" style:parent-style-name="Contenuto_20_tabella_20_centrato">
      <style:text-properties officeooo:paragraph-rsid="00799e48"/>
    </style:style>
    <style:style style:name="P11" style:family="paragraph" style:parent-style-name="Contenuto_20_tabella_20_centrato">
      <style:text-properties officeooo:paragraph-rsid="00a3f68f"/>
    </style:style>
    <style:style style:name="P12" style:family="paragraph" style:parent-style-name="Contenuto_20_tabella_20_centrato">
      <style:text-properties officeooo:rsid="00a68897" officeooo:paragraph-rsid="00a68897"/>
    </style:style>
    <style:style style:name="P13" style:family="paragraph" style:parent-style-name="Table">
      <style:text-properties officeooo:paragraph-rsid="00799e48"/>
    </style:style>
    <style:style style:name="P14" style:family="paragraph" style:parent-style-name="Table_20_Contents">
      <style:text-properties officeooo:paragraph-rsid="00799e48"/>
    </style:style>
    <style:style style:name="P15" style:family="paragraph" style:parent-style-name="Table_20_Heading">
      <style:text-properties officeooo:rsid="0115d4e0" officeooo:paragraph-rsid="00799e48"/>
    </style:style>
    <style:style style:name="P16" style:family="paragraph" style:parent-style-name="Table_20_Heading">
      <style:text-properties style:use-window-font-color="true" loext:opacity="0%" style:font-name="Liberation Sans1" fo:font-size="9pt" fo:font-weight="bold" officeooo:rsid="011f3a78" officeooo:paragraph-rsid="00799e48" style:font-size-asian="10.5pt" style:font-weight-asian="bold" style:font-weight-complex="bold"/>
    </style:style>
    <style:style style:name="P17" style:family="paragraph" style:parent-style-name="Table_20_Heading">
      <style:text-properties style:use-window-font-color="true" loext:opacity="0%" style:font-name="Liberation Sans1" fo:font-size="9pt" fo:font-weight="bold" officeooo:rsid="011f3a78" officeooo:paragraph-rsid="0087c0c8" style:font-size-asian="10.5pt" style:font-weight-asian="bold" style:font-weight-complex="bold"/>
    </style:style>
    <style:style style:name="P18" style:family="paragraph" style:parent-style-name="Table_20_Heading">
      <style:text-properties style:use-window-font-color="true" loext:opacity="0%" style:font-name="Liberation Sans1" fo:font-size="9pt" fo:font-weight="bold" officeooo:rsid="011f3a78" officeooo:paragraph-rsid="008fa0f8" style:font-size-asian="10.5pt" style:font-weight-asian="bold" style:font-weight-complex="bold"/>
    </style:style>
    <style:style style:name="P19" style:family="paragraph" style:parent-style-name="Table_20_Heading">
      <style:text-properties officeooo:paragraph-rsid="00799e48"/>
    </style:style>
    <style:style style:name="P20" style:family="paragraph" style:parent-style-name="Table_20_Heading">
      <style:text-properties officeooo:paragraph-rsid="0090a881"/>
    </style:style>
    <style:style style:name="P21" style:family="paragraph" style:parent-style-name="Table_20_Heading">
      <style:text-properties officeooo:rsid="011f3a78" officeooo:paragraph-rsid="0091e041"/>
    </style:style>
    <style:style style:name="P22" style:family="paragraph" style:parent-style-name="Table_20_Heading">
      <style:text-properties officeooo:rsid="009db8cf" officeooo:paragraph-rsid="009db8cf"/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Contenuto_20_tabella_20_lungo">
      <style:text-properties officeooo:paragraph-rsid="00799e48"/>
    </style:style>
    <style:style style:name="P25" style:family="paragraph" style:parent-style-name="Contenuto_20_tabella_20_lungo">
      <style:text-properties officeooo:paragraph-rsid="0085523c"/>
    </style:style>
    <style:style style:name="P26" style:family="paragraph" style:parent-style-name="Contenuto_20_tabella_20_lungo">
      <style:text-properties officeooo:paragraph-rsid="008d153a"/>
    </style:style>
    <style:style style:name="P27" style:family="paragraph" style:parent-style-name="Contenuto_20_tabella_20_lungo">
      <style:text-properties officeooo:rsid="011d62dc" officeooo:paragraph-rsid="008ded96"/>
    </style:style>
    <style:style style:name="P28" style:family="paragraph" style:parent-style-name="Caption">
      <style:text-properties officeooo:paragraph-rsid="008d153a"/>
    </style:style>
    <style:style style:name="P29" style:family="paragraph" style:parent-style-name="Caption">
      <style:text-properties officeooo:paragraph-rsid="008ded96"/>
    </style:style>
    <style:style style:name="P30" style:family="paragraph" style:parent-style-name="Contenuto_20_tabella_20_lungo">
      <style:text-properties officeooo:paragraph-rsid="00b84c97"/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Contents_20_4">
      <style:paragraph-properties>
        <style:tab-stops/>
      </style:paragraph-properties>
    </style:style>
    <style:style style:name="P34" style:family="paragraph" style:parent-style-name="EG_20_Nota">
      <style:text-properties officeooo:paragraph-rsid="00799e48"/>
    </style:style>
    <style:style style:name="P35" style:family="paragraph" style:parent-style-name="Heading_20_2" style:master-page-name="EG_20_Capitoli_20_prima">
      <style:paragraph-properties style:page-number="auto"/>
      <style:text-properties fo:color="#21409a" loext:opacity="100%" style:font-name="Liberation Sans" fo:font-size="16pt" fo:font-weight="bold" officeooo:rsid="0073c258" officeooo:paragraph-rsid="0073c25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Heading_20_3">
      <style:text-properties officeooo:rsid="006f3381" officeooo:paragraph-rsid="00b9dbca"/>
    </style:style>
    <style:style style:name="P37" style:family="paragraph" style:parent-style-name="Heading_20_3">
      <style:text-properties officeooo:paragraph-rsid="00b9dbca"/>
    </style:style>
    <style:style style:name="P38" style:family="paragraph" style:parent-style-name="Heading_20_3" style:master-page-name="EG_20_Capitoli">
      <style:paragraph-properties style:page-number="2"/>
      <style:text-properties officeooo:paragraph-rsid="00b9dbca"/>
    </style:style>
    <style:style style:name="P39" style:family="paragraph" style:parent-style-name="Heading_20_4">
      <style:text-properties officeooo:paragraph-rsid="00b9dbca"/>
    </style:style>
    <style:style style:name="P40" style:family="paragraph" style:parent-style-name="Text_20_body" style:list-style-name="EG_20_All_20_commi">
      <style:text-properties officeooo:paragraph-rsid="00799e48"/>
    </style:style>
    <style:style style:name="P41" style:family="paragraph" style:parent-style-name="Text_20_body" style:list-style-name="EG_20_All_20_commi">
      <style:text-properties officeooo:paragraph-rsid="00a6211a"/>
    </style:style>
    <style:style style:name="P42" style:family="paragraph" style:parent-style-name="Text_20_body" style:list-style-name="EG_20_All_20_commi">
      <style:text-properties officeooo:paragraph-rsid="00a3f68f"/>
    </style:style>
    <style:style style:name="P43" style:family="paragraph" style:parent-style-name="Text_20_body" style:list-style-name="EG_20_All_20_commi">
      <style:text-properties officeooo:paragraph-rsid="0085523c"/>
    </style:style>
    <style:style style:name="P44" style:family="paragraph" style:parent-style-name="Text_20_body" style:list-style-name="EG_20_All_20_commi">
      <style:text-properties officeooo:paragraph-rsid="008a6bfa"/>
    </style:style>
    <style:style style:name="P45" style:family="paragraph" style:parent-style-name="Text_20_body" style:list-style-name="EG_20_All_20_commi">
      <style:text-properties officeooo:paragraph-rsid="0095cc4d"/>
    </style:style>
    <style:style style:name="P46" style:family="paragraph" style:parent-style-name="Text_20_body" style:list-style-name="EG_20_All_20_commi">
      <style:text-properties officeooo:paragraph-rsid="00887d51"/>
    </style:style>
    <style:style style:name="P47" style:family="paragraph" style:parent-style-name="Text_20_body">
      <style:text-properties officeooo:paragraph-rsid="00799e48"/>
    </style:style>
    <style:style style:name="P48" style:family="paragraph" style:parent-style-name="Text_20_body">
      <style:text-properties officeooo:paragraph-rsid="009af1e2"/>
    </style:style>
    <style:style style:name="P49" style:family="paragraph" style:parent-style-name="Text_20_body" style:list-style-name="EG_20_All_20_commi">
      <style:text-properties officeooo:rsid="007074ab" officeooo:paragraph-rsid="00a3f68f"/>
    </style:style>
    <style:style style:name="T1" style:family="text">
      <style:text-properties style:text-position="0% 100%"/>
    </style:style>
    <style:style style:name="T2" style:family="text">
      <style:text-properties fo:color="#21409a" loext:opacity="100%" style:font-name="Liberation Sans" fo:font-size="11pt" fo:font-weight="bold" officeooo:rsid="00f325c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fo:color="#21409a" loext:opacity="100%" style:font-name="Liberation Sans" fo:font-size="11pt" fo:font-weight="bold" officeooo:rsid="00b9dbc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fo:color="#21409a" loext:opacity="100%" fo:font-size="9pt" officeooo:rsid="01153972" style:font-size-asian="10.5pt"/>
    </style:style>
    <style:style style:name="T5" style:family="text">
      <style:text-properties style:font-name="Liberation Serif1" officeooo:rsid="0125e0e0" style:font-name-asian="Liberation Serif1" style:font-name-complex="Liberation Serif1"/>
    </style:style>
    <style:style style:name="T6" style:family="text">
      <style:text-properties style:font-name="Liberation Serif1" officeooo:rsid="01260997" style:font-name-asian="Liberation Serif1" style:font-name-complex="Liberation Serif1"/>
    </style:style>
    <style:style style:name="T7" style:family="text">
      <style:text-properties style:font-name="Liberation Serif1" officeooo:rsid="01287097" style:font-name-asian="Liberation Serif1" style:font-name-complex="Liberation Serif1"/>
    </style:style>
    <style:style style:name="T8" style:family="text">
      <style:text-properties style:use-window-font-color="true" loext:opacity="0%" fo:font-size="11pt" officeooo:rsid="01215c3c" style:font-size-asian="10.5pt"/>
    </style:style>
    <style:style style:name="T9" style:family="text">
      <style:text-properties style:use-window-font-color="true" loext:opacity="0%" fo:font-size="11pt" officeooo:rsid="0125e0e0" style:font-size-asian="10.5pt"/>
    </style:style>
    <style:style style:name="T10" style:family="text">
      <style:text-properties style:use-window-font-color="true" loext:opacity="0%" fo:font-size="11pt" officeooo:rsid="01249e61" style:font-size-asian="10.5pt"/>
    </style:style>
    <style:style style:name="T11" style:family="text">
      <style:text-properties style:use-window-font-color="true" loext:opacity="0%" fo:font-size="11pt" officeooo:rsid="01260997" style:font-size-asian="10.5pt"/>
    </style:style>
    <style:style style:name="T12" style:family="text">
      <style:text-properties style:use-window-font-color="true" loext:opacity="0%" fo:font-size="11pt" officeooo:rsid="01157007" style:font-size-asian="10.5pt"/>
    </style:style>
    <style:style style:name="T13" style:family="text">
      <style:text-properties style:use-window-font-color="true" loext:opacity="0%" fo:font-size="11pt" officeooo:rsid="011f3a78" style:font-size-asian="10.5pt"/>
    </style:style>
    <style:style style:name="T14" style:family="text">
      <style:text-properties style:use-window-font-color="true" loext:opacity="0%" fo:font-size="11pt" officeooo:rsid="0081a023" style:font-size-asian="10.5pt"/>
    </style:style>
    <style:style style:name="T15" style:family="text">
      <style:text-properties style:use-window-font-color="true" loext:opacity="0%" fo:font-size="11pt" officeooo:rsid="00730d2d" style:font-size-asian="10.5pt"/>
    </style:style>
    <style:style style:name="T16" style:family="text">
      <style:text-properties style:use-window-font-color="true" loext:opacity="0%" fo:font-size="11pt" officeooo:rsid="008e7f19" style:font-size-asian="10.5pt"/>
    </style:style>
    <style:style style:name="T17" style:family="text">
      <style:text-properties style:use-window-font-color="true" loext:opacity="0%" fo:font-size="11pt" officeooo:rsid="009225cb" style:font-size-asian="10.5pt"/>
    </style:style>
    <style:style style:name="T18" style:family="text">
      <style:text-properties style:use-window-font-color="true" loext:opacity="0%" fo:font-size="11pt" officeooo:rsid="00a004f2" style:font-size-asian="10.5pt"/>
    </style:style>
    <style:style style:name="T19" style:family="text">
      <style:text-properties style:use-window-font-color="true" loext:opacity="0%" fo:font-size="11pt" officeooo:rsid="011ddf12" style:font-size-asian="10.5pt"/>
    </style:style>
    <style:style style:name="T20" style:family="text">
      <style:text-properties style:use-window-font-color="true" loext:opacity="0%" fo:font-size="11pt" officeooo:rsid="00a6211a" style:font-size-asian="10.5pt"/>
    </style:style>
    <style:style style:name="T21" style:family="text">
      <style:text-properties style:use-window-font-color="true" loext:opacity="0%" fo:font-size="11pt" officeooo:rsid="007297f4" style:font-size-asian="10.5pt"/>
    </style:style>
    <style:style style:name="T22" style:family="text">
      <style:text-properties style:use-window-font-color="true" loext:opacity="0%" fo:font-size="11pt" officeooo:rsid="00a68897" style:font-size-asian="10.5pt"/>
    </style:style>
    <style:style style:name="T23" style:family="text">
      <style:text-properties style:use-window-font-color="true" loext:opacity="0%" fo:font-size="11pt" officeooo:rsid="00a96727" style:font-size-asian="10.5pt"/>
    </style:style>
    <style:style style:name="T24" style:family="text">
      <style:text-properties style:use-window-font-color="true" loext:opacity="0%" fo:font-size="11pt" officeooo:rsid="00ef6909" style:font-size-asian="10.5pt"/>
    </style:style>
    <style:style style:name="T25" style:family="text">
      <style:text-properties style:use-window-font-color="true" loext:opacity="0%" fo:font-size="11pt" fo:font-weight="bold" officeooo:rsid="01153972" style:font-size-asian="10.5pt" style:font-weight-asian="bold" style:font-weight-complex="bold"/>
    </style:style>
    <style:style style:name="T26" style:family="text">
      <style:text-properties style:use-window-font-color="true" loext:opacity="0%" style:font-name="Liberation Sans1" fo:font-size="9pt" fo:font-weight="bold" officeooo:rsid="0115d4e0" style:font-size-asian="10.5pt" style:font-weight-asian="bold" style:font-weight-complex="bold"/>
    </style:style>
    <style:style style:name="T27" style:family="text">
      <style:text-properties style:use-window-font-color="true" loext:opacity="0%" style:font-name="Liberation Sans1" fo:font-size="9pt" fo:font-weight="bold" officeooo:rsid="011f3a78" style:font-size-asian="10.5pt" style:font-weight-asian="bold" style:font-weight-complex="bold"/>
    </style:style>
    <style:style style:name="T28" style:family="text">
      <style:text-properties style:use-window-font-color="true" loext:opacity="0%" style:font-name="Liberation Sans1" fo:font-size="9pt" fo:font-weight="bold" officeooo:rsid="0119c3d3" style:font-size-asian="10.5pt" style:font-weight-asian="bold" style:font-weight-complex="bold"/>
    </style:style>
    <style:style style:name="T29" style:family="text">
      <style:text-properties style:use-window-font-color="true" loext:opacity="0%" style:font-name="Liberation Sans1" fo:font-size="9pt" officeooo:rsid="057d5c76" style:font-size-asian="10.5pt"/>
    </style:style>
    <style:style style:name="T30" style:family="text">
      <style:text-properties style:use-window-font-color="true" loext:opacity="0%" style:font-name="Liberation Sans1" fo:font-size="9pt" officeooo:rsid="0116d239" style:font-size-asian="10.5pt"/>
    </style:style>
    <style:style style:name="T31" style:family="text">
      <style:text-properties style:use-window-font-color="true" loext:opacity="0%" style:font-name="Liberation Sans1" fo:font-size="9pt" officeooo:rsid="007f4d7b" style:font-size-asian="10.5pt"/>
    </style:style>
    <style:style style:name="T32" style:family="text">
      <style:text-properties style:use-window-font-color="true" loext:opacity="0%" style:font-name="Liberation Sans1" fo:font-size="9pt" officeooo:rsid="050a4284" style:font-size-asian="10.5pt"/>
    </style:style>
    <style:style style:name="T33" style:family="text">
      <style:text-properties style:use-window-font-color="true" loext:opacity="0%" style:font-name="Liberation Sans1" fo:font-size="9pt" officeooo:rsid="0115d4e0" style:font-size-asian="10.5pt"/>
    </style:style>
    <style:style style:name="T34" style:family="text">
      <style:text-properties style:use-window-font-color="true" loext:opacity="0%" style:font-name="Liberation Sans1" fo:font-size="9pt" officeooo:rsid="01260997" style:font-size-asian="10.5pt"/>
    </style:style>
    <style:style style:name="T35" style:family="text">
      <style:text-properties style:use-window-font-color="true" loext:opacity="0%" style:font-name="Liberation Sans1" fo:font-size="9pt" officeooo:rsid="0130f32d" style:font-size-asian="10.5pt"/>
    </style:style>
    <style:style style:name="T36" style:family="text">
      <style:text-properties style:use-window-font-color="true" loext:opacity="0%" style:font-name="Liberation Sans1" fo:font-size="9pt" officeooo:rsid="00860fd1" style:font-size-asian="10.5pt"/>
    </style:style>
    <style:style style:name="T37" style:family="text">
      <style:text-properties style:use-window-font-color="true" loext:opacity="0%" style:font-name="Liberation Sans1" fo:font-size="9pt" officeooo:rsid="00a004f2" style:font-size-asian="10.5pt"/>
    </style:style>
    <style:style style:name="T38" style:family="text">
      <style:text-properties style:use-window-font-color="true" loext:opacity="0%" style:font-name="Liberation Sans1" fo:font-size="9pt" officeooo:rsid="0119c3d3"/>
    </style:style>
    <style:style style:name="T39" style:family="text">
      <style:text-properties style:use-window-font-color="true" loext:opacity="0%" style:font-name="Liberation Sans1" fo:font-size="9pt" officeooo:rsid="0115d4e0"/>
    </style:style>
    <style:style style:name="T40" style:family="text">
      <style:text-properties style:use-window-font-color="true" loext:opacity="0%" style:text-position="0% 100%" fo:font-size="11pt" officeooo:rsid="0125e0e0" style:font-size-asian="10.5pt"/>
    </style:style>
    <style:style style:name="T41" style:family="text">
      <style:text-properties style:use-window-font-color="true" loext:opacity="0%" fo:background-color="transparent" loext:char-shading-value="0"/>
    </style:style>
    <style:style style:name="T42" style:family="text">
      <style:text-properties style:use-window-font-color="true" loext:opacity="0%" style:font-name="Liberation Serif1" fo:font-size="11pt" officeooo:rsid="01260997" style:font-name-asian="Liberation Serif1" style:font-size-asian="10.5pt" style:font-name-complex="Liberation Serif1"/>
    </style:style>
    <style:style style:name="T43" style:family="text">
      <style:text-properties style:use-window-font-color="true" loext:opacity="0%" style:font-name="Liberation Serif" fo:font-size="11pt" officeooo:rsid="01260997" style:font-name-asian="WenQuanYi Zen Hei Sharp" style:font-size-asian="10.5pt" style:font-name-complex="Lohit Devanagari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6f3381" style:font-weight-asian="bold" style:font-weight-complex="bold"/>
    </style:style>
    <style:style style:name="T46" style:family="text">
      <style:text-properties fo:font-weight="bold" officeooo:rsid="007f4d7b" style:font-weight-asian="bold" style:font-weight-complex="bold"/>
    </style:style>
    <style:style style:name="T47" style:family="text">
      <style:text-properties style:font-name="Liberation Serif" officeooo:rsid="0125e0e0" style:font-name-asian="WenQuanYi Zen Hei Sharp" style:font-name-complex="Lohit Devanagari"/>
    </style:style>
    <style:style style:name="T48" style:family="text">
      <style:text-properties style:font-name="Liberation Serif" officeooo:rsid="01260997" style:font-name-asian="WenQuanYi Zen Hei Sharp" style:font-name-complex="Lohit Devanagari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7074ab"/>
    </style:style>
    <style:style style:name="T51" style:family="text">
      <style:text-properties officeooo:rsid="0084a154"/>
    </style:style>
    <style:style style:name="T52" style:family="text">
      <style:text-properties officeooo:rsid="00d9e4e1"/>
    </style:style>
    <style:style style:name="T53" style:family="text">
      <style:text-properties officeooo:rsid="007f4d7b"/>
    </style:style>
    <style:style style:name="T54" style:family="text">
      <style:text-properties officeooo:rsid="057ad8a0"/>
    </style:style>
    <style:style style:name="T55" style:family="text">
      <style:text-properties officeooo:rsid="00a39920"/>
    </style:style>
    <style:style style:name="T56" style:family="text">
      <style:text-properties officeooo:rsid="067bbb98" fo:background-color="transparent" loext:char-shading-value="0"/>
    </style:style>
    <style:style style:name="T57" style:family="text">
      <style:text-properties officeooo:rsid="007297f4"/>
    </style:style>
    <style:style style:name="T58" style:family="text">
      <style:text-properties officeooo:rsid="054e190d"/>
    </style:style>
    <style:style style:name="T59" style:family="text">
      <style:text-properties officeooo:rsid="05059ef4"/>
    </style:style>
    <style:style style:name="T60" style:family="text">
      <style:text-properties officeooo:rsid="05773262"/>
    </style:style>
    <style:style style:name="T61" style:family="text">
      <style:text-properties officeooo:rsid="005cff6f"/>
    </style:style>
    <style:style style:name="T62" style:family="text">
      <style:text-properties officeooo:rsid="0116d239"/>
    </style:style>
    <style:style style:name="T63" style:family="text">
      <style:text-properties officeooo:rsid="01153972"/>
    </style:style>
    <style:style style:name="T64" style:family="text">
      <style:text-properties officeooo:rsid="01157007"/>
    </style:style>
    <style:style style:name="T65" style:family="text">
      <style:text-properties officeooo:rsid="011704d4"/>
    </style:style>
    <style:style style:name="T66" style:family="text">
      <style:text-properties style:font-name="Liberation Serif2" officeooo:rsid="01260997" style:font-name-asian="Liberation Serif2" style:font-name-complex="Liberation Serif2"/>
    </style:style>
    <style:style style:name="T67" style:family="text">
      <style:text-properties style:font-name="Liberation Serif2" officeooo:rsid="00860fd1" style:font-name-asian="Liberation Serif2" style:font-name-complex="Liberation Serif2"/>
    </style:style>
    <style:style style:name="T68" style:family="text">
      <style:text-properties style:font-name="Liberation Sans1" officeooo:rsid="01260997" style:font-name-asian="WenQuanYi Zen Hei Sharp" style:font-name-complex="Lohit Devanagari"/>
    </style:style>
    <style:style style:name="T69" style:family="text">
      <style:text-properties officeooo:rsid="012df0c5"/>
    </style:style>
    <style:style style:name="T70" style:family="text">
      <style:text-properties officeooo:rsid="0103d2fd"/>
    </style:style>
    <style:style style:name="T71" style:family="text">
      <style:text-properties officeooo:rsid="0119c3d3"/>
    </style:style>
    <style:style style:name="T72" style:family="text">
      <style:text-properties officeooo:rsid="011d62dc"/>
    </style:style>
    <style:style style:name="T73" style:family="text">
      <style:text-properties officeooo:rsid="011f3a78"/>
    </style:style>
    <style:style style:name="T74" style:family="text">
      <style:text-properties style:font-name="Liberation Sans" officeooo:rsid="01287097" style:font-name-asian="Source Han Sans CN Regular" style:font-name-complex="Lohit Devanagari"/>
    </style:style>
    <style:style style:name="T75" style:family="text">
      <style:text-properties officeooo:rsid="0130f32d"/>
    </style:style>
    <style:style style:name="T76" style:family="text">
      <style:text-properties officeooo:rsid="007cf03d"/>
    </style:style>
    <style:style style:name="T77" style:family="text">
      <style:text-properties officeooo:rsid="0081a023"/>
    </style:style>
    <style:style style:name="T78" style:family="text">
      <style:text-properties officeooo:rsid="00730d2d"/>
    </style:style>
    <style:style style:name="T79" style:family="text">
      <style:text-properties officeooo:rsid="0085523c"/>
    </style:style>
    <style:style style:name="T80" style:family="text">
      <style:text-properties officeooo:rsid="0087c0c8"/>
    </style:style>
    <style:style style:name="T81" style:family="text">
      <style:text-properties officeooo:rsid="0091a1d0"/>
    </style:style>
    <style:style style:name="T82" style:family="text">
      <style:text-properties officeooo:rsid="008d153a"/>
    </style:style>
    <style:style style:name="T83" style:family="text">
      <style:text-properties officeooo:rsid="008ded96"/>
    </style:style>
    <style:style style:name="T84" style:family="text">
      <style:text-properties officeooo:rsid="008fa0f8"/>
    </style:style>
    <style:style style:name="T85" style:family="text">
      <style:text-properties officeooo:rsid="0090a881"/>
    </style:style>
    <style:style style:name="T86" style:family="text">
      <style:text-properties officeooo:rsid="0091e041"/>
    </style:style>
    <style:style style:name="T87" style:family="text">
      <style:text-properties officeooo:rsid="009c3572"/>
    </style:style>
    <style:style style:name="T88" style:family="text">
      <style:text-properties officeooo:rsid="009db8cf"/>
    </style:style>
    <style:style style:name="T89" style:family="text">
      <style:text-properties officeooo:rsid="00a004f2"/>
    </style:style>
    <style:style style:name="T90" style:family="text">
      <style:text-properties officeooo:rsid="011ddf12"/>
    </style:style>
    <style:style style:name="T91" style:family="text">
      <style:text-properties officeooo:rsid="00a6211a"/>
    </style:style>
    <style:style style:name="T92" style:family="text">
      <style:text-properties officeooo:rsid="00b84c97"/>
    </style:style>
    <style:style style:name="T93" style:family="text">
      <style:text-properties officeooo:rsid="00b9dbc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5" text:outline-level="2"><text:bookmark-start text:name="__RefHeading___Toc2084_4274643445"/><text:reference-mark-start text:name="ch rtv alberghi"/>Attività ricettive turistico-alberghiere<text:bookmark-end text:name="__RefHeading___Toc2084_4274643445"/><text:reference-mark-end text:name="ch rtv albergh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98630_1164764843" text:style-name="Index_20_Link" text:visited-style-name="Index_20_Link">Campo di applicazione</text:a></text:p>
          <text:p text:style-name="P3"><text:a xlink:type="simple" xlink:href="#__RefHeading___Toc98632_1164764843" text:style-name="Index_20_Link" text:visited-style-name="Index_20_Link">Classificazioni</text:a></text:p>
          <text:p text:style-name="P3"><text:a xlink:type="simple" xlink:href="#__RefHeading___Toc98634_1164764843" text:style-name="Index_20_Link" text:visited-style-name="Index_20_Link">Valutazione del rischio di incendio</text:a></text:p>
          <text:p text:style-name="P3"><text:a xlink:type="simple" xlink:href="#__RefHeading___Toc98636_1164764843" text:style-name="Index_20_Link" text:visited-style-name="Index_20_Link">Strategia antincendio</text:a></text:p>
          <text:p text:style-name="P23"><text:a xlink:type="simple" xlink:href="#__RefHeading___Toc98470_1164764843" text:style-name="Index_20_Link" text:visited-style-name="Index_20_Link">Reazione al fuoco</text:a></text:p>
          <text:p text:style-name="P23"><text:a xlink:type="simple" xlink:href="#__RefHeading___Toc98472_1164764843" text:style-name="Index_20_Link" text:visited-style-name="Index_20_Link">Resistenza al fuoco</text:a></text:p>
          <text:p text:style-name="P23"><text:a xlink:type="simple" xlink:href="#__RefHeading___Toc98638_1164764843" text:style-name="Index_20_Link" text:visited-style-name="Index_20_Link">Compartimentazione</text:a></text:p>
          <text:p text:style-name="P23"><text:a xlink:type="simple" xlink:href="#__RefHeading___Toc98640_1164764843" text:style-name="Index_20_Link" text:visited-style-name="Index_20_Link">Esodo</text:a></text:p>
          <text:p text:style-name="P23"><text:a xlink:type="simple" xlink:href="#__RefHeading___Toc98642_1164764843" text:style-name="Index_20_Link" text:visited-style-name="Index_20_Link">Gestione della sicurezza antincendio</text:a></text:p>
          <text:p text:style-name="P23"><text:a xlink:type="simple" xlink:href="#__RefHeading___Toc98644_1164764843" text:style-name="Index_20_Link" text:visited-style-name="Index_20_Link">Controllo dell’incendio</text:a></text:p>
          <text:p text:style-name="P23"><text:a xlink:type="simple" xlink:href="#__RefHeading___Toc98646_1164764843" text:style-name="Index_20_Link" text:visited-style-name="Index_20_Link">Rivelazione ed allarme</text:a></text:p>
          <text:p text:style-name="P23"><text:a xlink:type="simple" xlink:href="#__RefHeading___Toc98648_1164764843" text:style-name="Index_20_Link" text:visited-style-name="Index_20_Link">Sicurezza degli impianti tecnologici e di servizio</text:a></text:p>
          <text:p text:style-name="P3"><text:a xlink:type="simple" xlink:href="#__RefHeading___Toc98474_1164764843" text:style-name="Index_20_Link" text:visited-style-name="Index_20_Link">Opera da costruzione con un numero di posti letto ≤ 25</text:a></text:p>
        </text:index-body>
      </text:table-of-content>
      <text:p text:style-name="Standard"><text:bookmark-start text:name="__RefHeading___Toc5040_2398805541"/><text:bookmark-end text:name="__RefHeading___Toc5040_2398805541"/><text:span text:style-name="T2"/></text:p>
      <text:h text:style-name="P38" text:outline-level="3"><text:bookmark-start text:name="__RefHeading___Toc98630_1164764843"/><text:span text:style-name="T3">C</text:span>ampo di applicazione<text:bookmark-end text:name="__RefHeading___Toc98630_1164764843"/></text:h>
      <text:list xml:id="list4072048237" text:style-name="EG_20_All_20_commi">
        <text:list-item text:start-value="1">
          <text:p text:style-name="P40">La presente regola tecnica verticale reca disposizioni di prevenzione incendi riguardanti attività ricettive turistico-alberghiere con oltre 25 posti letto: alberghi, pensioni, motel, villaggi albergo, residenze turistico-alberghiere, studentati, alloggi agrituristici, ostelli per la gioventù, bed <text:span text:style-name="T23">&amp;</text:span> breakfast, dormitori, case per ferie.</text:p>
        </text:list-item>
      </text:list>
      <text:h text:style-name="P37" text:outline-level="3"><text:bookmark-start text:name="__RefHeading___Toc98632_1164764843"/><text:span text:style-name="T93">C</text:span>lassificazioni<text:bookmark-end text:name="__RefHeading___Toc98632_1164764843"/></text:h>
      <text:list xml:id="list64436772206104" text:continue-list="list4072048237" text:style-name="EG_20_All_20_commi">
        <text:list-item text:start-value="1">
          <text:p text:style-name="P47">Ai fini della presente regola tecnica, <text:span text:style-name="T14">le attività ricettive </text:span>sono classificat<text:span text:style-name="T77">e</text:span> come segue:</text:p>
          <text:list>
            <text:list-item>
              <text:p text:style-name="P47">in relazione al numero dei <text:span text:style-name="Emphasis">posti letto</text:span> p:</text:p>
              <text:p text:style-name="P47"><text:span text:style-name="Strong_20_Emphasis">PA</text:span>: 25 &lt; p ≤ 50;</text:p>
              <text:p text:style-name="P47"><text:span text:style-name="Strong_20_Emphasis">PB</text:span>: 50 &lt; p ≤ 100;</text:p>
              <text:p text:style-name="P47"><text:span text:style-name="Strong_20_Emphasis">PC</text:span>: 100 &lt; p ≤ 500;</text:p>
              <text:p text:style-name="P47"><text:span text:style-name="Strong_20_Emphasis">PD</text:span>: 500 &lt; p ≤ 1000;</text:p>
              <text:p text:style-name="P41"><text:span text:style-name="Strong_20_Emphasis">P</text:span><text:span text:style-name="Strong_20_Emphasis"><text:span text:style-name="T91">E</text:span></text:span>: p <text:span text:style-name="T91">&gt;</text:span> 1000;</text:p>
            </text:list-item>
            <text:list-item>
              <text:p text:style-name="P47">in relazione alla massima <text:span text:style-name="Emphasis">quota dei piani</text:span> h:</text:p>
              <text:p text:style-name="P47"><text:span text:style-name="Strong_20_Emphasis">HA</text:span>: h ≤ 12 m;</text:p>
              <text:p text:style-name="P47"><text:span text:style-name="Strong_20_Emphasis">HB</text:span>: 12 m &lt; h ≤ 24 m;</text:p>
              <text:p text:style-name="P47"><text:span text:style-name="Strong_20_Emphasis">HC</text:span>: 24 m &lt; h ≤ 32 m;</text:p>
              <text:p text:style-name="P47"><text:span text:style-name="Strong_20_Emphasis">HD</text:span>: 32 m &lt; h ≤ 54 m;</text:p>
              <text:p text:style-name="P47"><text:span text:style-name="Strong_20_Emphasis">HE</text:span>: h &gt; 54 m.</text:p>
            </text:list-item>
          </text:list>
        </text:list-item>
        <text:list-item>
          <text:p text:style-name="P47">Le aree dell’attività sono classificate come segue:</text:p>
          <text:p text:style-name="P47"><text:span text:style-name="T44">T</text:span><text:span text:style-name="T46">A</text:span>: spazi riservati, aree in cui la maggior parte degli occupanti è in stato di veglia e conosce l’edificio (spazi ad uso del personale);</text:p>
          <text:p text:style-name="P40"><text:span text:style-name="T44">T</text:span><text:span text:style-name="T46">B</text:span>: spazi comuni, aree in cui la maggior parte degli occupanti è in stato di veglia e non conosce l’edificio;</text:p>
          <text:p text:style-name="P47"><text:span text:style-name="T45">T</text:span><text:span text:style-name="T46">C</text:span>: spazi di riposo, aree in cui la maggior parte degli occupanti può essere addormentata;</text:p>
          <text:p text:style-name="P40"><text:span text:style-name="T44">TM</text:span>: <text:span text:style-name="T1">depositi o archivi di superficie lorda </text:span><text:span text:style-name="T40">&gt; </text:span><text:span text:style-name="T1">25 m</text:span><text:span text:style-name="EG_20_Apice">2</text:span><text:span text:style-name="T1"> e carico di incendio specifico q</text:span><text:span text:style-name="EG_20_Pedice">f</text:span><text:span text:style-name="T1"> &gt; 600 MJ/m</text:span><text:span text:style-name="EG_20_Apice">2</text:span><text:span text:style-name="T1">;</text:span></text:p>
          <text:p text:style-name="P47"><text:span text:style-name="T44">TO</text:span>: locali con affollamento &gt; 100 <text:span text:style-name="T17">persone</text:span>;</text:p>
        </text:list-item>
      </text:list>
      <text:list xml:id="list3383217965" text:style-name="EG_20_All_20_nota_20_auto">
        <text:list-item>
          <text:p text:style-name="P34"><text:span text:style-name="T4">A</text:span>d esempio: sale conferenza, sala riunione, sala ristorazione, …</text:p>
        </text:list-item>
      </text:list>
      <text:list xml:id="list64437453225981" text:continue-list="list64436772206104" text:style-name="EG_20_All_20_commi">
        <text:list-header>
          <text:p text:style-name="P47"><text:span text:style-name="T44">T</text:span><text:span text:style-name="T25">K</text:span>: locali con carico di incendio specifico q<text:span text:style-name="EG_20_Pedice">f</text:span> &gt; 1200 MJ/m<text:span text:style-name="EG_20_Apice">2</text:span>;</text:p>
          <text:p text:style-name="P40"><text:span text:style-name="T44">TT</text:span>: l<text:span text:style-name="T63">o</text:span>cali in cui siano presenti quantità significative di apparecchiature elettriche ed elettroniche, locali tecnici rilevanti ai fini della sicurezza antincendio;</text:p>
        </text:list-header>
      </text:list>
      <text:list xml:id="list64436124102686" text:continue-list="list3383217965" text:style-name="EG_20_All_20_nota_20_auto">
        <text:list-item>
          <text:p text:style-name="P34"><text:span text:style-name="T4">A</text:span>d esempio: CED, stamperie, sala server, cabine elettriche, …</text:p>
        </text:list-item>
      </text:list>
      <text:list xml:id="list64435883649218" text:continue-list="list64437453225981" text:style-name="EG_20_All_20_commi">
        <text:list-header>
          <text:p text:style-name="P47"><text:span text:style-name="T44">TZ</text:span>: altre aree.</text:p>
        </text:list-header>
        <text:list-item>
          <text:p text:style-name="P42">Sono considerate aree a rischio specifico (<text:span text:style-name="T64">c</text:span>apitolo <text:reference-ref text:reference-format="chapter" text:ref-name="ch aree a rischio specifico">Errore: sorgente del riferimento non trovata</text:reference-ref>) almeno le seguenti aree: aree TK e TZ quali lavanderie, stirerie, locali di cottura, locali con apparecchiature che utilizzano fiamme libere.</text:p>
        </text:list-item>
      </text:list>
      <text:h text:style-name="P36" text:outline-level="3"><text:bookmark-start text:name="__RefHeading___Toc98634_1164764843"/><text:soft-page-break/><text:span text:style-name="T93">V</text:span>alutazione del rischio di incendio<text:bookmark-end text:name="__RefHeading___Toc98634_1164764843"/></text:h>
      <text:list xml:id="list64437070887103" text:continue-list="list64435883649218" text:style-name="EG_20_All_20_commi">
        <text:list-item text:start-value="1">
          <text:p text:style-name="P42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42">I <text:span text:style-name="T49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37" text:outline-level="3"><text:bookmark-start text:name="__RefHeading___Toc98636_1164764843"/><text:span text:style-name="T93">S</text:span>trategia antincendio<text:bookmark-end text:name="__RefHeading___Toc98636_1164764843"/></text:h>
      <text:list xml:id="list64437545120880" text:continue-list="list64437070887103" text:style-name="EG_20_All_20_commi">
        <text:list-item text:start-value="1">
          <text:p text:style-name="P48">Devono essere applicate <text:span text:style-name="T49">tutte</text:span> le misure antincendio della <text:span text:style-name="Emphasis">regola tecnica orizzontale</text:span> attribuendo i livelli di prestazione secondo i criteri in esse definiti, fermo restando quanto indicato al successivo <text:span text:style-name="T18">comma</text:span> 3.</text:p>
        </text:list-item>
        <text:list-item>
          <text:p text:style-name="P42">Devono essere applicate le prescrizioni del capitolo <text:reference-ref text:reference-format="chapter" text:ref-name="ch aree a rischio specifico">Errore: sorgente del riferimento non trovata</text:reference-ref> in merito alle aree a rischio specifico e le prescrizioni delle altre <text:span text:style-name="Emphasis">regole tecniche verticali</text:span>, ove pertinenti.</text:p>
        </text:list-item>
        <text:list-item>
          <text:p text:style-name="P47">Nei paragrafi che seguono sono riportate indicazioni complementari o sostitutive delle <text:span text:style-name="Emphasis">soluzioni conformi</text:span> previste dai corrispondenti livelli di prestazione della RTO.</text:p>
        </text:list-item>
        <text:list-item>
          <text:p text:style-name="P47">Per le attività esercite in diverse opere da costruzione, anche adiacenti, purché tra loro compartimentate, le <text:span text:style-name="Emphasis">misure antincendio</text:span> devono essere correlate al numero di posti letto della singola opera da costruzione.</text:p>
        </text:list-item>
        <text:list-item>
          <text:p text:style-name="P47">Per le attività di cui al precedente <text:span text:style-name="T18">comma</text:span> 4, aventi in una singola opera da costruzione un numero di posti letto <text:span text:style-name="T5">≤</text:span><text:span text:style-name="T47"> </text:span>25, devono essere applicate, a queste, le misure antincendio indicate al paragrafo <text:bookmark-ref text:reference-format="number-no-superior" text:ref-name="__RefHeading___Toc98474_1164764843">V.5.5</text:bookmark-ref>.</text:p>
        </text:list-item>
      </text:list>
      <text:h text:style-name="P39" text:outline-level="4"><text:bookmark-start text:name="__RefHeading___Toc98470_1164764843"/><text:span text:style-name="T93">R</text:span>eazione al fuoco<text:bookmark-end text:name="__RefHeading___Toc98470_1164764843"/></text:h>
      <text:list xml:id="list64436917123335" text:continue-list="list64437545120880" text:style-name="EG_20_All_20_commi">
        <text:list-item text:start-value="1">
          <text:p text:style-name="P49">All’interno delle aree TC i mobili imbottiti e i tendaggi devono appartenere al gruppo di materiali GM2 (capitolo <text:reference-ref text:reference-format="chapter" text:ref-name="ch reazione al fuoco">Errore: sorgente del riferimento non trovata</text:reference-ref>).</text:p>
        </text:list-item>
        <text:list-item>
          <text:p text:style-name="P42"><text:span text:style-name="T50">Ad esclusione delle aree TC, sono comunque ammessi rivestimenti in legno, installati a parete o a pavimento, compresi nel gruppo di materiali GM4 (capitolo </text:span><text:span text:style-name="T50"><text:reference-ref text:reference-format="chapter" text:ref-name="ch reazione al fuoco">Errore: sorgente del riferimento non trovata</text:reference-ref></text:span><text:span text:style-name="T50">), per una superficie ≤ 25% della superficie lorda interna delle vie d’esodo o dei locali dell’attività (es. somma delle superfici lorde di soffitto, pareti, pavimento ed aperture del locale, …).</text:span></text:p>
        </text:list-item>
      </text:list>
      <text:h text:style-name="P39" text:outline-level="4"><text:bookmark-start text:name="__RefHeading___Toc98472_1164764843"/><text:span text:style-name="T93">R</text:span>e<text:span text:style-name="T50">sistenza al fuoco</text:span><text:bookmark-end text:name="__RefHeading___Toc98472_1164764843"/></text:h>
      <text:list xml:id="list64436363326999" text:continue-list="list64436917123335" text:style-name="EG_20_All_20_commi">
        <text:list-item text:start-value="1">
          <text:p text:style-name="P42">La classe di resistenza al fuoco <text:span text:style-name="T51">dei compartimenti</text:span> (<text:span text:style-name="T52">c</text:span>apitolo <text:reference-ref text:reference-format="chapter" text:ref-name="ch resistenza al fuoco">Errore: sorgente del riferimento non trovata</text:reference-ref>) non può essere inferiore a quanto previsto in tabella <text:sequence-ref text:reference-format="value" text:ref-name="refTable0">V.5-1</text:sequence-ref>.</text:p>
        </text:list-item>
        <text:list-item>
          <text:p text:style-name="P42">Qualora l’attività occupi un unico piano a quota <text:span text:style-name="T5">≥</text:span><text:span text:style-name="T47"> </text:span>-1 m e <text:span text:style-name="T9">&lt; </text:span>1 m, in opera da costruzione destinata esclusivamente a tale attività e compartimentata rispetto ad altre opere da costruzione, e tutte le <text:span text:style-name="T10">a</text:span>ree TB, TC e TO dispongano di vie d’esodo che non attraversino altre aree è ammessa la classe 15 di resistenza al fuoco (<text:span text:style-name="T64">c</text:span>apitolo <text:reference-ref text:reference-format="chapter" text:ref-name="ch resistenza al fuoco">Errore: sorgente del riferimento non trovata</text:reference-ref>).</text:p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Line94511120382656">
          <table:table-cell table:style-name="Table1.A1" table:number-rows-spanned="2" office:value-type="string">
            <text:p text:style-name="P19">Compartimenti</text:p>
          </table:table-cell>
          <table:table-cell table:style-name="Table1.B1" table:number-columns-spanned="5" office:value-type="string">
            <text:p text:style-name="P20"><text:span text:style-name="T85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197432192">
          <table:covered-table-cell/>
          <table:table-cell table:style-name="Table1.A2" office:value-type="string">
            <text:p text:style-name="P15">HA</text:p>
          </table:table-cell>
          <table:table-cell table:style-name="Table1.A2" office:value-type="string">
            <text:p text:style-name="P19">H<text:span text:style-name="T26">B</text:span></text:p>
          </table:table-cell>
          <table:table-cell table:style-name="Table1.A2" office:value-type="string">
            <text:p text:style-name="P19">H<text:span text:style-name="T26">C</text:span></text:p>
          </table:table-cell>
          <table:table-cell table:style-name="Table1.A2" office:value-type="string">
            <text:p text:style-name="P19">H<text:span text:style-name="T26">D</text:span></text:p>
          </table:table-cell>
          <table:table-cell table:style-name="Table1.F2" office:value-type="string">
            <text:p text:style-name="P19">H<text:span text:style-name="T26">E</text:span></text:p>
          </table:table-cell>
        </table:table-row>
        <table:table-row table:style-name="TableLine94511083140608">
          <table:table-cell table:style-name="Table1.A3" office:value-type="string">
            <text:p text:style-name="P14">Fuori terra</text:p>
          </table:table-cell>
          <table:table-cell table:style-name="Table1.B3" office:value-type="string">
            <text:p text:style-name="P5">30</text:p>
          </table:table-cell>
          <table:table-cell table:style-name="Table1.C3" table:number-columns-spanned="3" office:value-type="string">
            <text:p text:style-name="P10">60</text:p>
          </table:table-cell>
          <table:covered-table-cell/>
          <table:covered-table-cell/>
          <table:table-cell table:style-name="Table1.F3" office:value-type="string">
            <text:p text:style-name="P10">90</text:p>
          </table:table-cell>
        </table:table-row>
        <table:table-row table:style-name="TableLine94511112925776">
          <table:table-cell table:style-name="Table1.A4" office:value-type="string">
            <text:p text:style-name="P14">Interrati</text:p>
          </table:table-cell>
          <table:table-cell table:style-name="Table1.B4" table:number-columns-spanned="4" office:value-type="string">
            <text:p text:style-name="P10">60</text:p>
          </table:table-cell>
          <table:covered-table-cell/>
          <table:covered-table-cell/>
          <table:covered-table-cell/>
          <table:table-cell table:style-name="Table1.F4" office:value-type="string">
            <text:p text:style-name="P10">90</text:p>
          </table:table-cell>
        </table:table-row>
      </table:table>
      <text:p text:style-name="P13"><text:span text:style-name="T58">Tabella </text:span><text:span text:style-name="T58"><text:sequence text:ref-name="refTable0" text:name="Table" text:formula="ooow:Table+1" style:num-format="1">V.5-1</text:sequence></text:span><text:span text:style-name="T58">: Classe di resistenza la fuoco</text:span></text:p>
      <text:h text:style-name="P39" text:outline-level="4"><text:bookmark-start text:name="__RefHeading___Toc98638_1164764843"/><text:soft-page-break/><text:span text:style-name="T93">C</text:span>ompartimentazione<text:bookmark-end text:name="__RefHeading___Toc98638_1164764843"/></text:h>
      <text:list xml:id="list64436891142780" text:continue-list="list64436363326999" text:style-name="EG_20_All_20_commi">
        <text:list-item text:start-value="1">
          <text:p text:style-name="P47">I piani delle aree di tipo TC e TO devono essere ubicati a quota <text:span text:style-name="T5">≥</text:span><text:span text:style-name="T47"> </text:span>-5 m. <text:span text:style-name="T20">Fanno</text:span> eccezione i successivi <text:span text:style-name="T18">commi</text:span> 2 e 3.</text:p>
        </text:list-item>
        <text:list-item>
          <text:p text:style-name="P42">I locali delle aree TC, con piani a quota <text:span text:style-name="T11">&lt; </text:span>-1 m, devono essere compartimentati con classe di resistenza al fuoco determinata secondo il <text:span text:style-name="T64">c</text:span>apitolo <text:reference-ref text:reference-format="chapter" text:ref-name="ch resistenza al fuoco">Errore: sorgente del riferimento non trovata</text:reference-ref>, comunque <text:span text:style-name="T6">≥</text:span><text:span text:style-name="T48"> </text:span>30 e con chiusure dei vani di comunicazione <text:span text:style-name="T79">almeno </text:span>E 30-S<text:span text:style-name="EG_20_Pedice">a</text:span>.</text:p>
        </text:list-item>
        <text:list-item>
          <text:p text:style-name="P47">I piani delle aree TO possono essere ubicati a quota <text:span text:style-name="T11">&lt; </text:span>-5 m e <text:span text:style-name="T6">≥</text:span><text:span text:style-name="T48"> </text:span>-10 m se le stesse sono:</text:p>
          <text:list>
            <text:list-item>
              <text:p text:style-name="P43">inserite in compartimenti di classe <text:span text:style-name="T6">≥</text:span><text:span text:style-name="T48"> </text:span>30 e con chiusure dei vani di comunicazione <text:span text:style-name="T79">almeno </text:span>E 30-S<text:span text:style-name="EG_20_Pedice">a</text:span>;</text:p>
            </text:list-item>
            <text:list-item>
              <text:p text:style-name="P47">dotate di vie di esodo verticali almeno di tipo protetto;</text:p>
            </text:list-item>
            <text:list-item>
              <text:p text:style-name="P42">dotate di controllo dell’incendio (<text:span text:style-name="T12">c</text:span>apitolo <text:reference-ref text:reference-format="chapter" text:ref-name="ch controllo incendio">Errore: sorgente del riferimento non trovata</text:reference-ref>) di livello di prestazione IV;</text:p>
            </text:list-item>
            <text:list-item>
              <text:p text:style-name="P42">dotate di rivelazione ed allarme (<text:span text:style-name="T64">c</text:span>apitolo <text:reference-ref text:reference-format="chapter" text:ref-name="ch IRAI">Errore: sorgente del riferimento non trovata</text:reference-ref>) di livello di prestazione IV con sistema EVAC.</text:p>
            </text:list-item>
          </text:list>
        </text:list-item>
        <text:list-item>
          <text:p text:style-name="P42">Le aree dell’attività devono avere le caratteristiche di compartimentazione (<text:span text:style-name="T52">c</text:span>apitolo <text:reference-ref text:reference-format="chapter" text:ref-name="ch compartimentazione">Errore: sorgente del riferimento non trovata</text:reference-ref>) previste in tabella <text:sequence-ref text:reference-format="value" text:ref-name="refTable1">V.5-2</text:sequence-ref>.</text:p>
        </text:list-item>
      </text:list>
      <table:table table:name="Tabella7" table:style-name="Tabella7">
        <table:table-column table:style-name="Tabella7.A"/>
        <table:table-column table:style-name="Tabella7.B" table:number-columns-repeated="4"/>
        <table:table-column table:style-name="Tabella7.F"/>
        <table:table-row table:style-name="TableLine94511141282256">
          <table:table-cell table:style-name="Tabella7.A1" table:number-rows-spanned="2" office:value-type="string">
            <text:p text:style-name="P19">Are<text:span text:style-name="T86">a</text:span></text:p>
          </table:table-cell>
          <table:table-cell table:style-name="Tabella7.B1" table:number-columns-spanned="5" office:value-type="string">
            <text:p text:style-name="P19"><text:span text:style-name="T85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118687584">
          <table:covered-table-cell/>
          <table:table-cell table:style-name="Tabella7.A2" office:value-type="string">
            <text:p text:style-name="P15">HA</text:p>
          </table:table-cell>
          <table:table-cell table:style-name="Tabella7.A2" office:value-type="string">
            <text:p text:style-name="P19">H<text:span text:style-name="T26">B</text:span></text:p>
          </table:table-cell>
          <table:table-cell table:style-name="Tabella7.A2" office:value-type="string">
            <text:p text:style-name="P19">H<text:span text:style-name="T26">C</text:span></text:p>
          </table:table-cell>
          <table:table-cell table:style-name="Tabella7.A2" office:value-type="string">
            <text:p text:style-name="P19">H<text:span text:style-name="T26">D</text:span></text:p>
          </table:table-cell>
          <table:table-cell table:style-name="Tabella7.F2" office:value-type="string">
            <text:p text:style-name="P19">H<text:span text:style-name="T26">E</text:span></text:p>
          </table:table-cell>
        </table:table-row>
        <table:table-row table:style-name="TableLine94511330572960">
          <table:table-cell table:style-name="Tabella7.A3" office:value-type="string">
            <text:p text:style-name="Contenuto_20_tabella_20_centrato">T<text:span text:style-name="T53">A, T</text:span><text:span text:style-name="T31">B</text:span><text:span text:style-name="T53">, TC</text:span></text:p>
          </table:table-cell>
          <table:table-cell table:style-name="Tabella7.B3" table:number-columns-spanned="5" office:value-type="string">
            <text:p text:style-name="Contenuto_20_tabella_20_centrato">Nessun requisito <text:span text:style-name="T54">aggiuntiv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11221528208">
          <table:table-cell table:style-name="Tabella7.A4" office:value-type="string">
            <text:p text:style-name="Contenuto_20_tabella_20_centrato"><text:span text:style-name="T55">TO, T</text:span>T, <text:span text:style-name="T64">TM</text:span></text:p>
          </table:table-cell>
          <table:table-cell table:style-name="Tabella7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 table:style-name="TableLine94511106330896">
          <table:table-cell table:style-name="Tabella7.A5" office:value-type="string">
            <text:p text:style-name="Contenuto_20_tabella_20_centrato">T<text:span text:style-name="T29">K</text:span></text:p>
          </table:table-cell>
          <table:table-cell table:style-name="Tabella7.B5" table:number-columns-spanned="2" office:value-type="string">
            <text:p text:style-name="Contenuto_20_tabella_20_centrato"><text:span text:style-name="T32">D</text:span><text:span text:style-name="T33">i tipo protetto<text:line-break/>e chiusure con requisiti S</text:span><text:span text:style-name="EG_20_Pedice"><text:span text:style-name="T39">a</text:span></text:span><text:span text:style-name="T33"> [1]</text:span></text:p>
          </table:table-cell>
          <table:covered-table-cell/>
          <table:table-cell table:style-name="Tabella7.D5" table:number-columns-spanned="3" office:value-type="string">
            <text:p text:style-name="Contenuto_20_tabella_20_centrato">Il resto dell’attività deve essere<text:line-break/>a prova di fumo proveniente dall’area TK <text:span text:style-name="T87">[2]</text:span></text:p>
          </table:table-cell>
          <table:covered-table-cell/>
          <table:covered-table-cell/>
        </table:table-row>
        <table:table-row table:style-name="TableLine94511323527872">
          <table:table-cell table:style-name="Tabella7.A6" office:value-type="string">
            <text:p text:style-name="Contenuto_20_tabella_20_centrato">TZ</text:p>
          </table:table-cell>
          <table:table-cell table:style-name="Tabella7.B6" table:number-columns-spanned="5" office:value-type="string">
            <text:p text:style-name="Contenuto_20_tabella_20_centrato">Secondo risultanze dell<text:span text:style-name="T65">a valutazione del rischi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11197173184">
          <table:table-cell table:style-name="Tabella7.A7" table:number-columns-spanned="6" office:value-type="string">
            <text:p text:style-name="P25"><text:span text:style-name="T62">[1] Di tipo protetto </text:span><text:span text:style-name="T33">e chiusure con requisiti S</text:span><text:span text:style-name="EG_20_Pedice"><text:span text:style-name="T39">a</text:span></text:span><text:span text:style-name="T33">,</text:span><text:span text:style-name="T62"> se ubicate a quota </text:span><text:span text:style-name="T66">≥</text:span><text:span text:style-name="T68"> </text:span><text:span text:style-name="T62">-5 m; in caso l’area TK sia ubicata a quota<text:line-break/></text:span><text:span text:style-name="T30">&lt; -</text:span><text:span text:style-name="T62">5 m, il resto dell’attività deve essere a prova di fumo proveniente dall’area TK.</text:span></text:p>
            <text:p text:style-name="P24">[2] I locali destinati a lavanderia, stireria e locali cottura almeno di tipo protett<text:span text:style-name="T69">o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56">Tabella </text:span><text:span text:style-name="T56"><text:sequence text:ref-name="refTable1" text:name="Table" text:formula="ooow:Table+1" style:num-format="1">V.5-2</text:sequence></text:span><text:span text:style-name="T56">: Compartimentazione</text:span></text:p>
      <text:h text:style-name="P39" text:outline-level="4"><text:bookmark-start text:name="__RefHeading___Toc98640_1164764843"/><text:span text:style-name="T93">E</text:span>sodo<text:bookmark-end text:name="__RefHeading___Toc98640_1164764843"/></text:h>
      <text:list xml:id="list64436014495285" text:continue-list="list64436891142780" text:style-name="EG_20_All_20_commi">
        <text:list-item text:start-value="1">
          <text:p text:style-name="P42"><text:span text:style-name="T24">Per le camere o gli appartamenti per ospiti con affollamento </text:span><text:span text:style-name="T42">≤</text:span><text:span text:style-name="T43"> </text:span><text:span text:style-name="T24">10 occupanti si applicano le specifiche disposizioni relative alle larghezze delle vie d’esodo previste al capitolo </text:span><text:span text:style-name="T24"><text:reference-ref text:reference-format="chapter" text:ref-name="ch esodo">Errore: sorgente del riferimento non trovata</text:reference-ref></text:span><text:span text:style-name="T24">.</text:span></text:p>
        </text:list-item>
      </text:list>
      <text:h text:style-name="P39" text:outline-level="4"><text:bookmark-start text:name="__RefHeading___Toc98642_1164764843"/><text:span text:style-name="T93">G</text:span>estione della sicurezza antincendio<text:bookmark-end text:name="__RefHeading___Toc98642_1164764843"/></text:h>
      <text:list xml:id="list64436051955484" text:continue-list="list64436014495285" text:style-name="EG_20_All_20_commi">
        <text:list-item text:start-value="1">
          <text:p text:style-name="P40">All’interno di ciascuna camera, devono essere esposte planimetrie esplicative del sistema d’esodo e dell’ubicazione delle attrezzature antincendio, istruzioni multilingue sul comportamento degli occupanti in caso di emergenza.</text:p>
        </text:list-item>
      </text:list>
      <text:h text:style-name="P39" text:outline-level="4"><text:bookmark-start text:name="__RefHeading___Toc98644_1164764843"/><text:span text:style-name="T93">C</text:span>ontrollo dell’incendio<text:bookmark-end text:name="__RefHeading___Toc98644_1164764843"/></text:h>
      <text:list xml:id="list64436358287028" text:continue-list="list64436051955484" text:style-name="EG_20_All_20_commi">
        <text:list-item text:start-value="1">
          <text:p text:style-name="P42">In relazione al tipo di aree presenti, l’attività deve essere dotata di misure di controllo dell’incendio (<text:span text:style-name="T70">c</text:span>apitolo <text:reference-ref text:reference-format="chapter" text:ref-name="ch controllo incendio">Errore: sorgente del riferimento non trovata</text:reference-ref>) <text:span text:style-name="T57">secondo i livelli di prestazione </text:span><text:span text:style-name="T21">p</text:span><text:span text:style-name="T22">revisti in</text:span><text:span text:style-name="T57"> tabella </text:span><text:span text:style-name="T57"><text:sequence-ref text:reference-format="value" text:ref-name="refTable2">V.5-3</text:sequence-ref></text:span><text:span text:style-name="T57">.</text:span></text:p>
        </text:list-item>
        <text:list-item>
          <text:p text:style-name="P44"><text:span text:style-name="T60">Ai fini della eventuale applicazione della norma UNI 10779, devono essere adottati i parametri riportati in tabella </text:span><text:span text:style-name="T60"><text:sequence-ref text:reference-format="value" text:ref-name="refTable3">V.5-4</text:sequence-ref></text:span><text:span text:style-name="T60">.</text:span></text:p>
        </text:list-item>
        <text:list-item>
          <text:p text:style-name="P45"><text:soft-page-break/>Per la progettazione dell’<text:span text:style-name="T49">eventuale</text:span> impianto automatico di controllo o estinzione dell’incendio di tipo sprinkler secondo norma UNI EN 12845 devono essere adottati i parametri riportati in tabella <text:sequence-ref text:reference-format="value" text:ref-name="refTable4">V.5-5</text:sequence-ref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row table:style-name="Table2.1">
          <table:table-cell table:style-name="Table2.A1" table:number-rows-spanned="2" office:value-type="string">
            <text:p text:style-name="P22">Posti letto</text:p>
          </table:table-cell>
          <table:table-cell table:style-name="Table2.A1" table:number-rows-spanned="2" office:value-type="string">
            <text:p text:style-name="P19">Are<text:span text:style-name="T86">a</text:span></text:p>
          </table:table-cell>
          <table:table-cell table:style-name="Table2.C1" table:number-columns-spanned="5" office:value-type="string">
            <text:p text:style-name="P20"><text:span text:style-name="T85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table-cell table:style-name="Table2.A2" office:value-type="string">
            <text:p text:style-name="P19">HA</text:p>
          </table:table-cell>
          <table:table-cell table:style-name="Table2.A2" office:value-type="string">
            <text:p text:style-name="P19">HB</text:p>
          </table:table-cell>
          <table:table-cell table:style-name="Table2.A2" office:value-type="string">
            <text:p text:style-name="P19">HC</text:p>
          </table:table-cell>
          <table:table-cell table:style-name="Table2.A2" office:value-type="string">
            <text:p text:style-name="P19">HD</text:p>
          </table:table-cell>
          <table:table-cell table:style-name="Table2.G2" office:value-type="string">
            <text:p text:style-name="P19">HE</text:p>
          </table:table-cell>
        </table:table-row>
        <table:table-row table:style-name="Table2.3">
          <table:table-cell table:style-name="Table2.A7" office:value-type="string">
            <text:p text:style-name="P10">PA, PB</text:p>
          </table:table-cell>
          <table:table-cell table:style-name="Table2.B3" office:value-type="string">
            <text:p text:style-name="P10">TA, TB, TC, TM, TO, TT</text:p>
          </table:table-cell>
          <table:table-cell table:style-name="Table2.C3" office:value-type="string">
            <text:p text:style-name="P6">II</text:p>
          </table:table-cell>
          <table:table-cell table:style-name="Table2.D3" table:number-columns-spanned="4" office:value-type="string">
            <text:p text:style-name="P6">III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7" office:value-type="string">
            <text:p text:style-name="P10">PC</text:p>
          </table:table-cell>
          <table:table-cell table:style-name="Table2.B4" office:value-type="string">
            <text:p text:style-name="P10">TA, TB, TC, TM, TO, TT</text:p>
          </table:table-cell>
          <table:table-cell table:style-name="Table2.C4" table:number-columns-spanned="5" office:value-type="string">
            <text:p text:style-name="P6">III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10">PD, PE</text:p>
          </table:table-cell>
          <table:table-cell table:style-name="Table2.B5" office:value-type="string">
            <text:p text:style-name="P10">TA, TB, TC, TM, TO, TT</text:p>
          </table:table-cell>
          <table:table-cell table:style-name="Table2.C5" table:number-columns-spanned="2" office:value-type="string">
            <text:p text:style-name="P6">III</text:p>
          </table:table-cell>
          <table:covered-table-cell/>
          <table:table-cell table:style-name="Table2.E5" table:number-columns-spanned="2" office:value-type="string">
            <text:p text:style-name="P6">IV</text:p>
          </table:table-cell>
          <table:covered-table-cell/>
          <table:table-cell table:style-name="Table2.G5" office:value-type="string">
            <text:p text:style-name="P12">V</text:p>
          </table:table-cell>
        </table:table-row>
        <table:table-row table:style-name="Table2.6">
          <table:table-cell table:style-name="Table2.A7" office:value-type="string">
            <text:p text:style-name="P10">Qualsiasi</text:p>
          </table:table-cell>
          <table:table-cell table:style-name="Table2.B6" office:value-type="string">
            <text:p text:style-name="P10">TK</text:p>
          </table:table-cell>
          <table:table-cell table:style-name="Table2.C6" table:number-columns-spanned="2" office:value-type="string">
            <text:p text:style-name="P6">III [1]</text:p>
          </table:table-cell>
          <table:covered-table-cell/>
          <table:table-cell table:style-name="Table2.E6" table:number-columns-spanned="3" office:value-type="string">
            <text:p text:style-name="P6">IV</text:p>
          </table:table-cell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6">Qualsiasi</text:p>
          </table:table-cell>
          <table:table-cell table:style-name="Table2.B7" office:value-type="string">
            <text:p text:style-name="P6">TZ</text:p>
          </table:table-cell>
          <table:table-cell table:style-name="Table2.C7" table:number-columns-spanned="5" office:value-type="string">
            <text:p text:style-name="P6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7" office:value-type="string">
            <text:p text:style-name="P24">[1] <text:span text:style-name="T89">L</text:span>ivello <text:span text:style-name="T69">di prestazione </text:span>IV, qualora ubicati a quota <text:span text:style-name="T34">&lt; </text:span>-10 m o di superficie lorda &gt; 50 m<text:span text:style-name="EG_20_Apice"><text:span text:style-name="T38">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58">Tabella </text:span><text:span text:style-name="T58"><text:sequence text:ref-name="refTable2" text:name="Table" text:formula="ooow:Table+1" style:num-format="1">V.5-3</text:sequence></text:span>: Livell<text:span text:style-name="T88">i</text:span> di prestazione per controllo <text:span text:style-name="T59">dell’incendi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20_Heading">Posti letto</text:p>
          </table:table-cell>
          <table:table-cell table:style-name="Table3.A1" office:value-type="string">
            <text:p text:style-name="Table_20_Heading">Q<text:span text:style-name="T71">uota dei piani</text:span></text:p>
          </table:table-cell>
          <table:table-cell table:style-name="Table3.A1" office:value-type="string">
            <text:p text:style-name="Table_20_Heading">Livello di pericolosità [1]</text:p>
          </table:table-cell>
          <table:table-cell table:style-name="Table3.A1" office:value-type="string">
            <text:p text:style-name="Table_20_Heading">Protezione esterna</text:p>
          </table:table-cell>
          <table:table-cell table:style-name="Table3.E1" office:value-type="string">
            <text:p text:style-name="Table_20_Heading"><text:span text:style-name="T28">A</text:span><text:span text:style-name="T82">limentazione idrica [1]</text:span></text:p>
          </table:table-cell>
        </table:table-row>
        <table:table-row table:style-name="TableLine94511097478832">
          <table:table-cell table:style-name="Table3.A4" office:value-type="string">
            <text:p text:style-name="P10">PA, PB</text:p>
          </table:table-cell>
          <table:table-cell table:style-name="Table3.B2" office:value-type="string">
            <text:p text:style-name="P10">HB, HC</text:p>
          </table:table-cell>
          <table:table-cell table:style-name="Table3.C2" office:value-type="string">
            <text:p text:style-name="P7">1</text:p>
          </table:table-cell>
          <table:table-cell table:style-name="Table3.D2" office:value-type="string">
            <text:p text:style-name="P7">Non richiesta</text:p>
          </table:table-cell>
          <table:table-cell table:style-name="Table3.E2" office:value-type="string">
            <text:p text:style-name="P7">Singola</text:p>
          </table:table-cell>
        </table:table-row>
        <table:table-row table:style-name="TableLine94511249542720">
          <table:table-cell table:style-name="Table3.A4" office:value-type="string">
            <text:p text:style-name="P10">PC</text:p>
          </table:table-cell>
          <table:table-cell table:style-name="Table3.B3" office:value-type="string">
            <text:p text:style-name="P10">HA, HB, HC</text:p>
          </table:table-cell>
          <table:table-cell table:style-name="Table3.C3" office:value-type="string">
            <text:p text:style-name="P7">2</text:p>
          </table:table-cell>
          <table:table-cell table:style-name="Table3.D3" office:value-type="string">
            <text:p text:style-name="P7">Non richiesta</text:p>
          </table:table-cell>
          <table:table-cell table:style-name="Table3.E3" office:value-type="string">
            <text:p text:style-name="P7">Singola</text:p>
          </table:table-cell>
        </table:table-row>
        <table:table-row table:style-name="TableLine94511097887504">
          <table:table-cell table:style-name="Table3.A4" office:value-type="string">
            <text:p text:style-name="P10">PD, PE</text:p>
          </table:table-cell>
          <table:table-cell table:style-name="Table3.B4" office:value-type="string">
            <text:p text:style-name="P10">HA, HB, HC</text:p>
          </table:table-cell>
          <table:table-cell table:style-name="Table3.C4" office:value-type="string">
            <text:p text:style-name="P7">2</text:p>
          </table:table-cell>
          <table:table-cell table:style-name="Table3.D4" office:value-type="string">
            <text:p text:style-name="P7">Sì</text:p>
          </table:table-cell>
          <table:table-cell table:style-name="Table3.E4" office:value-type="string">
            <text:p text:style-name="P8">Singola superiore</text:p>
          </table:table-cell>
        </table:table-row>
        <table:table-row table:style-name="TableLine94511082826464">
          <table:table-cell table:style-name="Table3.A5" office:value-type="string">
            <text:p text:style-name="P4">P<text:span text:style-name="T71">A, PB, PC, PD, PE</text:span></text:p>
          </table:table-cell>
          <table:table-cell table:style-name="Table3.B5" office:value-type="string">
            <text:p text:style-name="P10">HD, HE</text:p>
          </table:table-cell>
          <table:table-cell table:style-name="Table3.C5" office:value-type="string">
            <text:p text:style-name="P7">2</text:p>
          </table:table-cell>
          <table:table-cell table:style-name="Table3.D5" office:value-type="string">
            <text:p text:style-name="P7">Sì</text:p>
          </table:table-cell>
          <table:table-cell table:style-name="Table3.E5" office:value-type="string">
            <text:p text:style-name="P8">Doppia</text:p>
          </table:table-cell>
        </table:table-row>
        <table:table-row table:style-name="TableLine94511123633504">
          <table:table-cell table:style-name="Table3.A6" table:number-columns-spanned="5" office:value-type="string">
            <text:p text:style-name="P26">[1] Per attività PA<text:span text:style-name="T82">+</text:span>HB, PB<text:span text:style-name="T82">+</text:span>HB e PC<text:span text:style-name="T82">+</text:span>HA e per le eventuali aree TK che ricadono in attività PA<text:span text:style-name="T82">+</text:span>HA, PA<text:span text:style-name="T82">+</text:span>HB, PB<text:span text:style-name="T82">+</text:span>HB, PC<text:span text:style-name="T82">+</text:span>HA, l’alimentazione idrica può essere di tipo promiscuo ed il livello di pericolosità può essere assunto pari ad 1.</text:p>
          </table:table-cell>
          <table:covered-table-cell/>
          <table:covered-table-cell/>
          <table:covered-table-cell/>
          <table:covered-table-cell/>
        </table:table-row>
      </table:table>
      <text:p text:style-name="P28"><text:span text:style-name="T58">Tabella </text:span><text:span text:style-name="T58"><text:sequence text:ref-name="refTable3" text:name="Table" text:formula="ooow:Table+1" style:num-format="1">V.5-4</text:sequence></text:span><text:span text:style-name="T58">: Parametri progettuali per rete idranti secondo UNI 10779 e caratteristiche minime alimentazione idrica UNI EN 12845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Table_20_Heading">Posti letto</text:p>
          </table:table-cell>
          <table:table-cell table:style-name="Table4.A1" office:value-type="string">
            <text:p text:style-name="Table_20_Heading">A<text:span text:style-name="T72">rea</text:span></text:p>
          </table:table-cell>
          <table:table-cell table:style-name="Table4.A1" office:value-type="string">
            <text:p text:style-name="Table_20_Heading">Q<text:span text:style-name="T71">uota dei piani</text:span></text:p>
          </table:table-cell>
          <table:table-cell table:style-name="Table4.D1" office:value-type="string">
            <text:p text:style-name="Table_20_Heading"><text:span text:style-name="T28">A</text:span><text:span text:style-name="T83">limentazione idrica</text:span></text:p>
          </table:table-cell>
        </table:table-row>
        <table:table-row table:style-name="TableLine94511091599776">
          <table:table-cell table:style-name="Table4.A3" office:value-type="string">
            <text:p text:style-name="P9">PD</text:p>
          </table:table-cell>
          <table:table-cell table:style-name="Table4.B2" office:value-type="string">
            <text:p text:style-name="P10">TA, TB, TC, TM, TO, TT</text:p>
          </table:table-cell>
          <table:table-cell table:style-name="Table4.C2" office:value-type="string">
            <text:p text:style-name="P10">HC, HD, HE</text:p>
          </table:table-cell>
          <table:table-cell table:style-name="Table4.D2" office:value-type="string">
            <text:p text:style-name="P9">Singola superiore</text:p>
          </table:table-cell>
        </table:table-row>
        <table:table-row table:style-name="TableLine94511191823648">
          <table:table-cell table:style-name="Table4.A3" office:value-type="string">
            <text:p text:style-name="P9">PE</text:p>
          </table:table-cell>
          <table:table-cell table:style-name="Table4.B3" office:value-type="string">
            <text:p text:style-name="P10">TA, TB, TC, TM, TO, TT</text:p>
          </table:table-cell>
          <table:table-cell table:style-name="Table4.C3" office:value-type="string">
            <text:p text:style-name="P10">HC, HD, HE</text:p>
          </table:table-cell>
          <table:table-cell table:style-name="Table4.D3" office:value-type="string">
            <text:p text:style-name="P9">Doppia</text:p>
          </table:table-cell>
        </table:table-row>
        <table:table-row table:style-name="TableLine94511322793072">
          <table:table-cell table:style-name="Table4.A4" office:value-type="string">
            <text:p text:style-name="P9">Qualsiasi</text:p>
          </table:table-cell>
          <table:table-cell table:style-name="Table4.B4" office:value-type="string">
            <text:p text:style-name="P10">TK</text:p>
          </table:table-cell>
          <table:table-cell table:style-name="Table4.C4" office:value-type="string">
            <text:p text:style-name="P10">HA, HB, HC, HD, HE</text:p>
          </table:table-cell>
          <table:table-cell table:style-name="Table4.D4" office:value-type="string">
            <text:p text:style-name="P9">Singola superiore [1]</text:p>
          </table:table-cell>
        </table:table-row>
        <table:table-row table:style-name="TableLine94511295496336">
          <table:table-cell table:style-name="Table4.A5" table:number-columns-spanned="4" office:value-type="string">
            <text:p text:style-name="P27">[1] Per le eventuali aree TK inserite in attività HA, HB, HC, alimentazione idrica di tipo singolo.</text:p>
          </table:table-cell>
          <table:covered-table-cell/>
          <table:covered-table-cell/>
          <table:covered-table-cell/>
        </table:table-row>
      </table:table>
      <text:p text:style-name="P29"><text:span text:style-name="T58">Tabella </text:span><text:span text:style-name="T58"><text:sequence text:ref-name="refTable4" text:name="Table" text:formula="ooow:Table+1" style:num-format="1">V.5-5</text:sequence></text:span><text:span text:style-name="T58">: Parametri progettuali impianto sprinkler e caratteristiche minime alimentazione idrica secondo UNI EN 12845</text:span></text:p>
      <text:h text:style-name="P39" text:outline-level="4"><text:bookmark-start text:name="__RefHeading___Toc98646_1164764843"/><text:span text:style-name="T93">R</text:span>ivelazione ed allarme<text:bookmark-end text:name="__RefHeading___Toc98646_1164764843"/></text:h>
      <text:list xml:id="list64437080797791" text:continue-list="list64436358287028" text:style-name="EG_20_All_20_commi">
        <text:list-item text:start-value="1">
          <text:p text:style-name="P42">In relazione al tipo di aree presenti, l’attività deve essere dotata di misure di rivelazione ed allarme (<text:span text:style-name="T73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5">V.5-6</text:sequence-ref>.</text:p>
        </text:list-item>
        <text:list-item>
          <text:p text:style-name="P40">Per il livello di prestazione <text:span text:style-name="T76">IV </text:span>deve essere sempre previsto sistema EVAC.</text:p>
        </text:list-item>
        <text:list-item>
          <text:p text:style-name="P42">Nelle aree TC dove sono installati apparecchi a fiamma libera (<text:span text:style-name="T16">es. </text:span>camini, stufe, …) la funzione A (<text:span text:style-name="T13">c</text:span>apitolo <text:reference-ref text:reference-format="chapter" text:ref-name="ch IRAI">Errore: sorgente del riferimento non trovata</text:reference-ref>) deve comprendere anche rivelatori di monossido di carbonio.</text:p>
        </text:list-item>
      </text:list>
      <table:table table:name="Table5" table:style-name="Table5">
        <table:table-column table:style-name="Table5.A" table:number-columns-repeated="5"/>
        <table:table-column table:style-name="Table5.F"/>
        <text:soft-page-break/>
        <table:table-row table:style-name="TableLine94511189425680">
          <table:table-cell table:style-name="Table5.A1" table:number-rows-spanned="2" office:value-type="string">
            <text:p text:style-name="P21">Posti letto</text:p>
          </table:table-cell>
          <table:table-cell table:style-name="Table5.B1" table:number-columns-spanned="5" office:value-type="string">
            <text:p text:style-name="P19"><text:span text:style-name="T86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94511220336144">
          <table:covered-table-cell/>
          <table:table-cell table:style-name="Table5.A2" office:value-type="string">
            <text:p text:style-name="P19">HA</text:p>
          </table:table-cell>
          <table:table-cell table:style-name="Table5.A2" office:value-type="string">
            <text:p text:style-name="P16">HB</text:p>
          </table:table-cell>
          <table:table-cell table:style-name="Table5.A2" office:value-type="string">
            <text:p text:style-name="P19">H<text:span text:style-name="T27">C</text:span></text:p>
          </table:table-cell>
          <table:table-cell table:style-name="Table5.A2" office:value-type="string">
            <text:p text:style-name="P19">H<text:span text:style-name="T27">D</text:span></text:p>
          </table:table-cell>
          <table:table-cell table:style-name="Table5.F2" office:value-type="string">
            <text:p text:style-name="P19">H<text:span text:style-name="T27">E</text:span></text:p>
          </table:table-cell>
        </table:table-row>
        <table:table-row table:style-name="TableLine94511313119136">
          <table:table-cell table:style-name="Table5.A4" office:value-type="string">
            <text:p text:style-name="P10">PA, PB</text:p>
          </table:table-cell>
          <table:table-cell table:style-name="Table5.B3" table:number-columns-spanned="2" office:value-type="string">
            <text:p text:style-name="P10"><text:span text:style-name="T73">I</text:span>II</text:p>
          </table:table-cell>
          <table:covered-table-cell/>
          <table:table-cell table:style-name="Table5.D3" table:number-columns-spanned="3" office:value-type="string">
            <text:p text:style-name="P10">III <text:span text:style-name="T41">[1]</text:span></text:p>
          </table:table-cell>
          <table:covered-table-cell/>
          <table:covered-table-cell/>
        </table:table-row>
        <table:table-row table:style-name="TableLine94511180565440">
          <table:table-cell table:style-name="Table5.A4" office:value-type="string">
            <text:p text:style-name="P10">PC</text:p>
          </table:table-cell>
          <table:table-cell table:style-name="Table5.B4" table:number-columns-spanned="2" office:value-type="string">
            <text:p text:style-name="P10"><text:span text:style-name="T73">I</text:span>II</text:p>
          </table:table-cell>
          <table:covered-table-cell/>
          <table:table-cell table:style-name="Table5.D4" office:value-type="string">
            <text:p text:style-name="P10">III <text:span text:style-name="T41">[1]</text:span></text:p>
          </table:table-cell>
          <table:table-cell table:style-name="Table5.E4" table:number-columns-spanned="2" office:value-type="string">
            <text:p text:style-name="P10">IV</text:p>
          </table:table-cell>
          <table:covered-table-cell/>
        </table:table-row>
        <table:table-row table:style-name="TableLine94511312133824">
          <table:table-cell table:style-name="Table5.A5" office:value-type="string">
            <text:p text:style-name="P10">PD, PE</text:p>
          </table:table-cell>
          <table:table-cell table:style-name="Table5.B5" table:number-columns-spanned="5" office:value-type="string">
            <text:p text:style-name="P10">IV</text:p>
          </table:table-cell>
          <table:covered-table-cell/>
          <table:covered-table-cell/>
          <table:covered-table-cell/>
          <table:covered-table-cell/>
        </table:table-row>
        <table:table-row table:style-name="TableLine94511246707680">
          <table:table-cell table:style-name="Table5.A6" table:number-columns-spanned="6" office:value-type="string">
            <text:p text:style-name="P24">[1] Le funzioni E, F, G ed H devono essere automatiche su comando della centrale o con centrali autonome di azionamento asservite alla centrale maste<text:span text:style-name="T73">r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T61">Tabella </text:span><text:span text:style-name="T61"><text:sequence text:ref-name="refTable5" text:name="Table" text:formula="ooow:Table+1" style:num-format="1">V.5-6</text:sequence></text:span><text:span text:style-name="T61">: Livelli di prestazione per rivelazione ed allarme</text:span></text:p>
      <text:h text:style-name="P39" text:outline-level="4"><text:bookmark-start text:name="__RefHeading___Toc98648_1164764843"/><text:span text:style-name="T93">S</text:span>icurezza degli impianti tecnologici e di servizio<text:bookmark-end text:name="__RefHeading___Toc98648_1164764843"/></text:h>
      <text:list xml:id="list64436203235099" text:continue-list="list64437080797791" text:style-name="EG_20_All_20_commi">
        <text:list-item text:start-value="1">
          <text:p text:style-name="P42"><text:span text:style-name="T78">I gas refrigeranti negli impianti di climatizzazione e condizionamento (capitolo </text:span><text:span text:style-name="T78"><text:reference-ref text:reference-format="chapter" text:ref-name="ch sicurezza impianti">Errore: sorgente del riferimento non trovata</text:reference-ref></text:span><text:span text:style-name="T78">) inseriti in aree TA, TB, TC </text:span><text:span text:style-name="T15">o</text:span><text:span text:style-name="T78"> TO devono essere classificati A1 o A2L secondo ISO 817.</text:span></text:p>
        </text:list-item>
      </text:list>
      <text:h text:style-name="P37" text:outline-level="3"><text:bookmark-start text:name="__RefHeading___Toc98474_1164764843"/><text:span text:style-name="T93">O</text:span>pera da costruzione con un numero di posti letto <text:span text:style-name="T7">≤</text:span><text:span text:style-name="T74"> </text:span>25<text:bookmark-end text:name="__RefHeading___Toc98474_1164764843"/></text:h>
      <text:list xml:id="list64435816465354" text:continue-list="list64436203235099" text:style-name="EG_20_All_20_commi">
        <text:list-item text:start-value="1">
          <text:p text:style-name="P46"><text:span text:style-name="T81">Le misure antincendio per le aree TB e TC si applicano con i livelli di prestazione indicati nella tabella </text:span><text:span text:style-name="T81"><text:sequence-ref text:reference-format="value" text:ref-name="refTable6">V.5-7</text:sequence-ref></text:span><text:span text:style-name="T81">.</text:span></text:p>
        </text:list-item>
        <text:list-item>
          <text:p text:style-name="P46"><text:span text:style-name="T90">Per le aree TM, TK, TT e TZ si applicano le misure di cui al </text:span><text:span text:style-name="T19">c</text:span><text:span text:style-name="T18">omma</text:span><text:span text:style-name="T90"> 1 integrate da quelle derivanti da una specifica </text:span><text:span text:style-name="T8">valutazione</text:span><text:span text:style-name="T90"> del rischio.</text:span>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511135527936">
          <table:table-cell table:style-name="Table6.A1" office:value-type="string">
            <text:p text:style-name="P18">M<text:span text:style-name="T84">isura antincendio</text:span></text:p>
          </table:table-cell>
          <table:table-cell table:style-name="Table6.B1" office:value-type="string">
            <text:p text:style-name="P17">L<text:span text:style-name="T80">ivello di prestazione</text:span></text:p>
          </table:table-cell>
        </table:table-row>
        <table:table-row table:style-name="TableLine94511138406064">
          <table:table-cell table:style-name="Table6.A9" office:value-type="string">
            <text:p text:style-name="P11">Reazione al fuoco (capitolo <text:reference-ref text:reference-format="chapter" text:ref-name="ch reazione al fuoco">Errore: sorgente del riferimento non trovata</text:reference-ref>)</text:p>
          </table:table-cell>
          <table:table-cell table:style-name="Table6.B9" office:value-type="string">
            <text:p text:style-name="P10">I [1]</text:p>
          </table:table-cell>
        </table:table-row>
        <table:table-row table:style-name="TableLine94511318903376">
          <table:table-cell table:style-name="Table6.A9" office:value-type="string">
            <text:p text:style-name="P11">Resistenza al fuoco (capitolo <text:reference-ref text:reference-format="chapter" text:ref-name="ch resistenza al fuoco">Errore: sorgente del riferimento non trovata</text:reference-ref>)</text:p>
          </table:table-cell>
          <table:table-cell table:style-name="Table6.B9" office:value-type="string">
            <text:p text:style-name="P10">III [2]</text:p>
          </table:table-cell>
        </table:table-row>
        <table:table-row table:style-name="TableLine94511107804096">
          <table:table-cell table:style-name="Table6.A9" office:value-type="string">
            <text:p text:style-name="P11">Compartimentazione (capitolo <text:reference-ref text:reference-format="chapter" text:ref-name="ch compartimentazione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 table:style-name="TableLine94511141941248">
          <table:table-cell table:style-name="Table6.A9" office:value-type="string">
            <text:p text:style-name="P11">Esodo (capitolo <text:reference-ref text:reference-format="chapter" text:ref-name="ch esodo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 table:style-name="TableLine94511253404176">
          <table:table-cell table:style-name="Table6.A9" office:value-type="string">
            <text:p text:style-name="P11">Gestione della sicurezza antincendio (capitolo <text:reference-ref text:reference-format="chapter" text:ref-name="ch gestione sicurezza">Errore: sorgente del riferimento non trovata</text:reference-ref>)</text:p>
          </table:table-cell>
          <table:table-cell table:style-name="Table6.B9" office:value-type="string">
            <text:p text:style-name="P10">[3]</text:p>
          </table:table-cell>
        </table:table-row>
        <table:table-row table:style-name="TableLine94511314835168">
          <table:table-cell table:style-name="Table6.A9" office:value-type="string">
            <text:p text:style-name="P11">Controllo dell’incendio (capitolo <text:reference-ref text:reference-format="chapter" text:ref-name="ch controllo incendio">Errore: sorgente del riferimento non trovata</text:reference-ref>)</text:p>
          </table:table-cell>
          <table:table-cell table:style-name="Table6.B9" office:value-type="string">
            <text:p text:style-name="P10">II</text:p>
          </table:table-cell>
        </table:table-row>
        <table:table-row table:style-name="TableLine94511107889216">
          <table:table-cell table:style-name="Table6.A9" office:value-type="string">
            <text:p text:style-name="P11">Rivelazione ed allarme (capitolo <text:reference-ref text:reference-format="chapter" text:ref-name="ch IRAI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 table:style-name="TableLine94511321633632">
          <table:table-cell table:style-name="Table6.A9" office:value-type="string">
            <text:p text:style-name="P11">Controllo dei fumi e del calore (capitolo <text:reference-ref text:reference-format="chapter" text:ref-name="ch SEFC">Errore: sorgente del riferimento non trovata</text:reference-ref>)</text:p>
          </table:table-cell>
          <table:table-cell table:style-name="Table6.B9" office:value-type="string">
            <text:p text:style-name="P10">I</text:p>
          </table:table-cell>
        </table:table-row>
        <table:table-row table:style-name="TableLine94511322458000">
          <table:table-cell table:style-name="Table6.A10" office:value-type="string">
            <text:p text:style-name="P11">Operatività antincendio (capitolo <text:reference-ref text:reference-format="chapter" text:ref-name="ch operatività">Errore: sorgente del riferimento non trovata</text:reference-ref>)</text:p>
          </table:table-cell>
          <table:table-cell table:style-name="Table6.B10" office:value-type="string">
            <text:p text:style-name="P10">II</text:p>
          </table:table-cell>
        </table:table-row>
        <table:table-row table:style-name="TableLine94511079593920">
          <table:table-cell table:style-name="Table6.A11" table:number-columns-spanned="2" office:value-type="string">
            <text:p text:style-name="P24">[1] Nelle aree TC si applica quanto indicato al paragrafo <text:bookmark-ref text:reference-format="number" text:ref-name="__RefHeading___Toc98470_1164764843">V.5.4.1</text:bookmark-ref> <text:span text:style-name="T37">comma </text:span>1.</text:p>
            <text:p text:style-name="P30">[2] La classe di resistenza al fuoco <text:span text:style-name="T36">deve</text:span> essere <text:span text:style-name="T67">≥</text:span><text:span text:style-name="T35"> </text:span>30, <text:span text:style-name="T36">oppure</text:span> <text:span text:style-name="T67">≥</text:span><text:span text:style-name="T35"> </text:span>15 nel caso indicato al paragrafo <text:bookmark-ref text:reference-format="number" text:ref-name="__RefHeading___Toc98472_1164764843">V.5.4.2</text:bookmark-ref>.</text:p>
            <text:p text:style-name="P24">[3] Livello <text:span text:style-name="T75">di prestazione </text:span>da determinare in funzione del numero di posti letto complessivo per l’intera attività.</text:p>
          </table:table-cell>
          <table:covered-table-cell/>
        </table:table-row>
      </table:table>
      <text:p text:style-name="P13"><text:span text:style-name="T61">Tabella </text:span><text:span text:style-name="T61"><text:sequence text:ref-name="refTable6" text:name="Table" text:formula="ooow:Table+1" style:num-format="1">V.5-7</text:sequence></text:span><text:span text:style-name="T61">: Livelli di prestazione per attività in opere da costruzione con posti letto </text:span><text:span text:style-name="T7">≤</text:span><text:span text:style-name="T74"> </text:span><text:span text:style-name="T61">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" style:font-adornments="Standard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397cm" style:writing-mode="lr-tb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5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5</text:chapter><text:s/><text:chapter text:display="name" text:outline-level="2">Attività ricettive turistico-alberghiere</text:chapter><text:tab/>Pagina <text:chapter text:display="plain-number" text:outline-level="2">V.5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ttività ricettive turistico-alberghier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4H19M15S</meta:editing-duration>
    <meta:editing-cycles>88</meta:editing-cycles>
    <meta:generator>LibreOffice/7.0.5.2$Linux_X86_64 LibreOffice_project/00$Build-2</meta:generator>
    <dc:title>modello_codicepi_14</dc:title>
    <meta:initial-creator>Emanuele Gissi</meta:initial-creator>
    <dc:date>2021-04-13T06:44:35.460414966</dc:date>
    <meta:document-statistic meta:table-count="7" meta:image-count="0" meta:object-count="0" meta:page-count="7" meta:paragraph-count="235" meta:word-count="1908" meta:character-count="11673" meta:non-whitespace-character-count="10052"/>
    <meta:template xlink:type="simple" xlink:actuate="onRequest" xlink:title="modello_codicepi_14" xlink:href="../../../../../../Modelli/modello_codicepi_14.ott" meta:date="2019-06-11T19:42:58.853340625"/>
  </office:meta>
</office:document-meta>
</file>